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7.151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4.505cm"/>
    </style:style>
    <style:style style:name="pr5" style:family="presentation" style:parent-style-name="Default-outline1">
      <style:graphic-properties fo:min-height="14.597cm"/>
    </style:style>
    <style:style style:name="pr6" style:family="presentation" style:parent-style-name="Default-outline1">
      <style:graphic-properties fo:min-height="19.619cm"/>
    </style:style>
    <style:style style:name="pr7" style:family="presentation" style:parent-style-name="Default-outline1">
      <style:graphic-properties fo:min-height="16.236cm"/>
    </style:style>
    <style:style style:name="pr8" style:family="presentation" style:parent-style-name="Default-outline1">
      <style:graphic-properties fo:min-height="19.497cm"/>
    </style:style>
    <style:style style:name="P1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2" style:family="paragraph">
      <style:paragraph-properties style:text-autospace="none" style:line-break="normal" style:writing-mode="page"/>
      <style:text-properties fo:color="#009900" style:text-outline="false" style:text-line-through-style="none" fo:font-family="Calibri" style:font-family-generic="swiss" style:font-pitch="variable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1pt" style:language-asian="zh" style:country-asian="CN" style:font-style-asian="normal" style:font-weight-asian="bold" style:font-family-complex="Mangal" style:font-family-generic-complex="system" style:font-pitch-complex="variabl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fo:line-height="100%" fo:text-align="start" style:punctuation-wrap="simple" style:writing-mode="lr-tb">
        <style:tab-stops/>
      </style:paragraph-properties>
    </style:style>
    <style:style style:name="P4" style:family="paragraph">
      <style:paragraph-properties style:text-autospace="none"/>
    </style:style>
    <style:style style:name="P5" style:family="paragraph">
      <style:text-properties fo:font-size="22pt" fo:language="en" fo:country="GB" style:font-size-asian="22pt" style:font-size-complex="22pt" fo:hyphenate="true"/>
    </style:style>
    <style:style style:name="P6" style:family="paragraph">
      <style:text-properties fo:font-size="20pt" fo:language="en" fo:country="GB"/>
    </style:style>
    <style:style style:name="P7" style:family="paragraph">
      <style:paragraph-properties style:text-autospace="none" style:line-break="normal" style:writing-mode="page"/>
      <style:text-properties fo:hyphenate="false"/>
    </style:style>
    <style:style style:name="P8" style:family="paragraph">
      <style:text-properties fo:font-size="20pt" fo:language="en" fo:country="GB" style:font-size-asian="20pt" style:font-size-complex="20pt" fo:hyphenate="true"/>
    </style:style>
    <style:style style:name="P9" style:family="paragraph">
      <style:paragraph-properties style:text-autospace="none" style:line-break="normal" style:writing-mode="page"/>
      <style:text-properties fo:color="#ff0000" style:text-outline="false" style:text-line-through-style="none" fo:font-family="Calibri" style:font-family-generic="swiss" style:font-pitch="variable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1pt" style:language-asian="zh" style:country-asian="CN" style:font-style-asian="normal" style:font-weight-asian="normal" style:font-family-complex="Mangal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" style:family="text">
      <style:text-properties fo:color="#000000" style:text-outline="false" style:text-line-through-style="none" style:text-position="0% 100%" fo:font-family="Arial" style:font-family-generic="roman" style:font-pitch="variable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8pt" style:language-asian="zh" style:country-asian="CN" style:font-style-asian="normal" style:font-weight-asian="bold" style:font-family-complex="Tahoma" style:font-pitch-complex="variable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line-through-style="none" style:text-position="0% 100%" fo:font-family="Arial" style:font-family-generic="roman" style:font-pitch="variable" fo:font-size="26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family-asian="'Andale Sans UI'" style:font-pitch-asian="variable" style:font-size-asian="26pt" style:font-style-asian="normal" style:font-weight-asian="bold" style:font-family-complex="Tahoma" style:font-pitch-complex="variable" style:font-size-complex="26pt" style:font-style-complex="normal" style:font-weight-complex="bold"/>
    </style:style>
    <style:style style:name="T3" style:family="text">
      <style:text-properties fo:color="#000000" style:text-line-through-style="none" style:text-position="0% 100%" fo:font-family="Arial" style:font-family-generic="roman" style:font-pitch="variable" fo:font-size="2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6pt" style:font-style-asian="normal" style:font-weight-asian="normal" style:font-family-complex="Tahoma" style:font-pitch-complex="variable" style:font-size-complex="26pt" style:font-style-complex="normal" style:font-weight-complex="normal"/>
    </style:style>
    <style:style style:name="T4" style:family="text">
      <style:text-properties fo:color="#008080" style:text-outline="false" style:text-line-through-style="none" style:text-position="0% 100%" fo:font-family="Consolas" style:font-family-generic="swiss" style:font-pitch="fixed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0pt" style:language-asian="zxx" style:country-asian="none" style:font-style-asian="normal" style:font-weight-asian="normal" style:font-family-complex="Consolas" style:font-family-generic-complex="swiss" style:font-pitch-complex="fixed" style:font-size-complex="5.69999980926514pt" style:language-complex="zxx" style:country-complex="none" style:font-style-complex="normal" style:font-weight-complex="normal" style:text-emphasize="none" style:font-relief="none"/>
    </style:style>
    <style:style style:name="T5" style:family="text">
      <style:text-properties fo:color="#008080" style:text-line-through-style="none" style:text-position="0% 100%" fo:font-family="Consolas" style:font-family-generic="swiss" style:font-pitch="fixed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/>
    </style:style>
    <style:style style:name="T6" style:family="text">
      <style:text-properties fo:color="#3f7f7f" style:text-line-through-style="none" style:text-position="0% 100%" fo:font-family="Consolas" style:font-family-generic="swiss" style:font-pitch="fixed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/>
    </style:style>
    <style:style style:name="T7" style:family="text">
      <style:text-properties fo:color="#000000" style:text-line-through-style="none" style:text-position="0% 100%" fo:font-family="Consolas" style:font-family-generic="swiss" style:font-pitch="fixed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/>
    </style:style>
    <style:style style:name="T8" style:family="text">
      <style:text-properties fo:font-size="22pt" fo:language="en" fo:country="GB" style:font-size-asian="22pt" style:font-size-complex="22pt"/>
    </style:style>
    <style:style style:name="T9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GB" fo:font-style="normal" style:text-underline-style="none" style:text-underline-mode="continuous" style:text-overline-mode="continuous" style:text-line-through-mode="continuous" style:letter-kerning="true" style:font-family-asian="'Andale Sans UI'" style:font-pitch-asian="variable" style:font-size-asian="32pt" style:font-style-asian="normal" style:font-family-complex="Tahoma" style:font-pitch-complex="variable" style:font-size-complex="32pt" style:font-style-complex="normal"/>
    </style:style>
    <style:style style:name="T10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Andale Sans UI'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T11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style:text-underline-mode="continuous" style:text-overline-mode="continuous" style:text-line-through-mode="continuous" style:letter-kerning="true" style:font-family-asian="'Andale Sans UI'" style:font-pitch-asian="variable" style:font-size-asian="20pt" style:font-style-asian="normal" style:font-family-complex="Tahoma" style:font-pitch-complex="variable" style:font-size-complex="20pt" style:font-style-complex="normal"/>
    </style:style>
    <style:style style:name="T1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style:text-underline-mode="continuous" style:text-overline-mode="continuous" style:text-line-through-mode="continuous" style:letter-kerning="true" style:font-family-asian="'Andale Sans UI'" style:font-pitch-asian="variable" style:font-size-asian="32pt" style:font-style-asian="normal" style:font-family-complex="Tahoma" style:font-pitch-complex="variable" style:font-size-complex="32pt" style:font-style-complex="normal"/>
    </style:style>
    <style:style style:name="T13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en" fo:country="US" fo:font-style="normal" style:text-underline-style="none" style:text-underline-mode="continuous" style:text-overline-mode="continuous" style:text-line-through-mode="continuous" style:letter-kerning="true" style:font-family-asian="'Andale Sans UI'" style:font-pitch-asian="variable" style:font-size-asian="28pt" style:font-style-asian="normal" style:font-family-complex="Tahoma" style:font-pitch-complex="variable" style:font-size-complex="28pt" style:font-style-complex="normal"/>
    </style:style>
    <style:style style:name="T14" style:family="text">
      <style:text-properties fo:color="#008080" style:text-outline="false" style:text-line-through-style="none" style:text-position="0% 100%" fo:font-family="Consolas" style:font-family-generic="swiss" style:font-pitch="fixed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5" style:family="text">
      <style:text-properties fo:color="#3f7f7f" style:text-outline="false" style:text-line-through-style="none" style:text-position="0% 100%" fo:font-family="Consolas" style:font-family-generic="swiss" style:font-pitch="fixed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6" style:family="text">
      <style:text-properties fo:color="#000000" style:text-outline="false" style:text-line-through-style="none" style:text-position="0% 100%" fo:font-family="Arial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6pt" style:language-asian="zxx" style:country-asian="none" style:font-style-asian="normal" style:font-weight-asian="normal" style:font-family-complex="Tahoma" style:font-pitch-complex="variable" style:font-size-complex="16pt" style:language-complex="zxx" style:country-complex="none" style:font-style-complex="normal" style:font-weight-complex="normal" style:text-emphasize="none" style:font-relief="none"/>
    </style:style>
    <style:style style:name="T17" style:family="text">
      <style:text-properties fo:color="#7f007f" style:text-outline="false" style:text-line-through-style="none" style:text-position="0% 100%" fo:font-family="Consolas" style:font-family-generic="swiss" style:font-pitch="fixed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style:text-position="0% 100%" fo:font-family="Consolas" style:font-family-generic="swiss" style:font-pitch="fixed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9" style:family="text">
      <style:text-properties fo:color="#2a00ff" style:text-outline="false" style:text-line-through-style="none" style:text-position="0% 100%" fo:font-family="Consolas" style:font-family-generic="swiss" style:font-pitch="fixed" fo:font-size="16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6pt" style:language-asian="zxx" style:country-asian="none" style:font-style-asian="italic" style:font-weight-asian="normal" style:font-family-complex="Consolas" style:font-family-generic-complex="swiss" style:font-pitch-complex="fixed" style:font-size-complex="16pt" style:language-complex="zxx" style:country-complex="none" style:font-style-complex="italic" style:font-weight-complex="normal" style:text-emphasize="none" style:font-relief="none"/>
    </style:style>
    <style:style style:name="T20" style:family="text">
      <style:text-properties fo:color="#008080" style:text-line-through-style="none" style:text-position="0% 100%" fo:font-family="Consolas" style:font-family-generic="swiss" style:font-pitch="fixed" fo:font-size="16pt" fo:letter-spacing="normal" fo:language="en" fo:country="US" fo:font-style="normal" style:text-underline-style="none" style:text-underline-mode="continuous" style:text-overline-mode="continuous" style:text-line-through-mode="continuous" style:letter-kerning="true" style:font-family-asian="Consolas" style:font-family-generic-asian="swiss" style:font-pitch-asian="fixed" style:font-size-asian="16pt" style:font-style-asian="normal" style:font-family-complex="Consolas" style:font-family-generic-complex="swiss" style:font-pitch-complex="fixed" style:font-size-complex="16pt" style:font-style-complex="normal"/>
    </style:style>
    <style:style style:name="T21" style:family="text">
      <style:text-properties fo:color="#3f7f7f" style:text-line-through-style="none" style:text-position="0% 100%" fo:font-family="Consolas" style:font-family-generic="swiss" style:font-pitch="fixed" fo:font-size="16pt" fo:letter-spacing="normal" fo:language="en" fo:country="US" fo:font-style="normal" style:text-underline-style="none" style:text-underline-mode="continuous" style:text-overline-mode="continuous" style:text-line-through-mode="continuous" style:letter-kerning="true" style:font-family-asian="Consolas" style:font-family-generic-asian="swiss" style:font-pitch-asian="fixed" style:font-size-asian="16pt" style:font-style-asian="normal" style:font-family-complex="Consolas" style:font-family-generic-complex="swiss" style:font-pitch-complex="fixed" style:font-size-complex="16pt" style:font-style-complex="normal"/>
    </style:style>
    <style:style style:name="T22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en" fo:country="US" fo:font-style="normal" style:text-underline-style="none" style:text-underline-mode="continuous" style:text-overline-mode="continuous" style:text-line-through-mode="continuous" style:letter-kerning="true" style:font-family-asian="'Andale Sans UI'" style:font-pitch-asian="variable" style:font-size-asian="16pt" style:font-style-asian="normal" style:font-family-complex="Tahoma" style:font-pitch-complex="variable" style:font-size-complex="16pt" style:font-style-complex="normal"/>
    </style:style>
    <style:style style:name="T23" style:family="text">
      <style:text-properties fo:color="#7f007f" style:text-line-through-style="none" style:text-position="0% 100%" fo:font-family="Consolas" style:font-family-generic="swiss" style:font-pitch="fixed" fo:font-size="16pt" fo:letter-spacing="normal" fo:language="en" fo:country="US" fo:font-style="normal" style:text-underline-style="none" style:text-underline-mode="continuous" style:text-overline-mode="continuous" style:text-line-through-mode="continuous" style:letter-kerning="true" style:font-family-asian="Consolas" style:font-family-generic-asian="swiss" style:font-pitch-asian="fixed" style:font-size-asian="16pt" style:font-style-asian="normal" style:font-family-complex="Consolas" style:font-family-generic-complex="swiss" style:font-pitch-complex="fixed" style:font-size-complex="16pt" style:font-style-complex="normal"/>
    </style:style>
    <style:style style:name="T24" style:family="text">
      <style:text-properties fo:color="#000000" style:text-line-through-style="none" style:text-position="0% 100%" fo:font-family="Consolas" style:font-family-generic="swiss" style:font-pitch="fixed" fo:font-size="16pt" fo:letter-spacing="normal" fo:language="en" fo:country="US" fo:font-style="normal" style:text-underline-style="none" style:text-underline-mode="continuous" style:text-overline-mode="continuous" style:text-line-through-mode="continuous" style:letter-kerning="true" style:font-family-asian="Consolas" style:font-family-generic-asian="swiss" style:font-pitch-asian="fixed" style:font-size-asian="16pt" style:font-style-asian="normal" style:font-family-complex="Consolas" style:font-family-generic-complex="swiss" style:font-pitch-complex="fixed" style:font-size-complex="16pt" style:font-style-complex="normal"/>
    </style:style>
    <style:style style:name="T25" style:family="text">
      <style:text-properties fo:color="#2a00ff" style:text-line-through-style="none" style:text-position="0% 100%" fo:font-family="Consolas" style:font-family-generic="swiss" style:font-pitch="fixed" fo:font-size="16pt" fo:letter-spacing="normal" fo:language="en" fo:country="US" fo:font-style="italic" style:text-underline-style="none" style:text-underline-mode="continuous" style:text-overline-mode="continuous" style:text-line-through-mode="continuous" style:letter-kerning="true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26" style:family="text">
      <style:text-properties fo:color="#3f7f7f" style:text-line-through-style="none" style:text-position="0% 100%" fo:font-family="Consolas" style:font-family-generic="swiss" style:font-pitch="fixed" fo:font-size="16pt" fo:letter-spacing="normal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letter-kerning="true" style:font-family-asian="Consolas" style:font-family-generic-asian="swiss" style:font-pitch-asian="fixed" style:font-size-asian="16pt" style:font-style-asian="normal" style:font-family-complex="Consolas" style:font-family-generic-complex="swiss" style:font-pitch-complex="fixed" style:font-size-complex="16pt" style:font-style-complex="normal"/>
    </style:style>
    <style:style style:name="T27" style:family="text">
      <style:text-properties fo:color="#000000" fo:font-size="32pt" fo:language="de" fo:country="DE" style:font-family-asian="'Andale Sans UI'" style:font-pitch-asian="variable" style:font-family-complex="Tahoma" style:font-pitch-complex="variable"/>
    </style:style>
    <style:style style:name="T28" style:family="text">
      <style:text-properties fo:color="#008080" style:text-outline="false" style:text-line-through-style="none" style:text-position="0% 100%" fo:font-family="Consolas" style:font-family-generic="swiss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8pt" style:language-asian="zxx" style:country-asian="none" style:font-style-asian="normal" style:font-weight-asian="normal" style:font-family-complex="Consolas" style:font-family-generic-complex="swiss" style:font-pitch-complex="fixed" style:font-size-complex="18pt" style:language-complex="zxx" style:country-complex="none" style:font-style-complex="normal" style:font-weight-complex="normal" style:text-emphasize="none" style:font-relief="none"/>
    </style:style>
    <style:style style:name="T29" style:family="text">
      <style:text-properties fo:color="#3f7f7f" style:text-outline="false" style:text-line-through-style="none" style:text-position="0% 100%" fo:font-family="Consolas" style:font-family-generic="swiss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8pt" style:language-asian="zxx" style:country-asian="none" style:font-style-asian="normal" style:font-weight-asian="normal" style:font-family-complex="Consolas" style:font-family-generic-complex="swiss" style:font-pitch-complex="fixed" style:font-size-complex="18pt" style:language-complex="zxx" style:country-complex="none" style:font-style-complex="normal" style:font-weight-complex="normal" style:text-emphasize="none" style:font-relief="none"/>
    </style:style>
    <style:style style:name="T30" style:family="text">
      <style:text-properties fo:color="#000000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8pt" style:language-asian="zxx" style:country-asian="none" style:font-style-asian="normal" style:font-weight-asian="normal" style:font-family-complex="Tahoma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T31" style:family="text">
      <style:text-properties fo:color="#7f007f" style:text-outline="false" style:text-line-through-style="none" style:text-position="0% 100%" fo:font-family="Consolas" style:font-family-generic="swiss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8pt" style:language-asian="zxx" style:country-asian="none" style:font-style-asian="normal" style:font-weight-asian="normal" style:font-family-complex="Consolas" style:font-family-generic-complex="swiss" style:font-pitch-complex="fixed" style:font-size-complex="18pt" style:language-complex="zxx" style:country-complex="none" style:font-style-complex="normal" style:font-weight-complex="normal" style:text-emphasize="none" style:font-relief="none"/>
    </style:style>
    <style:style style:name="T32" style:family="text">
      <style:text-properties fo:color="#000000" style:text-outline="false" style:text-line-through-style="none" style:text-position="0% 100%" fo:font-family="Consolas" style:font-family-generic="swiss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8pt" style:language-asian="zxx" style:country-asian="none" style:font-style-asian="normal" style:font-weight-asian="normal" style:font-family-complex="Consolas" style:font-family-generic-complex="swiss" style:font-pitch-complex="fixed" style:font-size-complex="18pt" style:language-complex="zxx" style:country-complex="none" style:font-style-complex="normal" style:font-weight-complex="normal" style:text-emphasize="none" style:font-relief="none"/>
    </style:style>
    <style:style style:name="T33" style:family="text">
      <style:text-properties fo:color="#2a00ff" style:text-outline="false" style:text-line-through-style="none" style:text-position="0% 100%" fo:font-family="Consolas" style:font-family-generic="swiss" style:font-pitch="fixed" fo:font-size="1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8pt" style:language-asian="zxx" style:country-asian="none" style:font-style-asian="italic" style:font-weight-asian="normal" style:font-family-complex="Consolas" style:font-family-generic-complex="swiss" style:font-pitch-complex="fixed" style:font-size-complex="18pt" style:language-complex="zxx" style:country-complex="none" style:font-style-complex="italic" style:font-weight-complex="normal" style:text-emphasize="none" style:font-relief="none"/>
    </style:style>
    <style:style style:name="T34" style:family="text">
      <style:text-properties fo:color="#008080" style:text-line-through-style="none" style:text-position="0% 100%" fo:font-family="Consolas" style:font-family-generic="swiss" style:font-pitch="fixed" fo:font-size="18pt" fo:letter-spacing="normal" fo:language="en" fo:country="US" fo:font-style="normal" style:text-underline-style="none" style:text-underline-mode="continuous" style:text-overline-mode="continuous" style:text-line-through-mode="continuous" style:letter-kerning="true" style:font-family-asian="Consolas" style:font-family-generic-asian="swiss" style:font-pitch-asian="fixed" style:font-size-asian="18pt" style:font-style-asian="normal" style:font-family-complex="Consolas" style:font-family-generic-complex="swiss" style:font-pitch-complex="fixed" style:font-size-complex="18pt" style:font-style-complex="normal"/>
    </style:style>
    <style:style style:name="T35" style:family="text">
      <style:text-properties fo:color="#3f7f7f" style:text-line-through-style="none" style:text-position="0% 100%" fo:font-family="Consolas" style:font-family-generic="swiss" style:font-pitch="fixed" fo:font-size="18pt" fo:letter-spacing="normal" fo:language="en" fo:country="US" fo:font-style="normal" style:text-underline-style="none" style:text-underline-mode="continuous" style:text-overline-mode="continuous" style:text-line-through-mode="continuous" style:letter-kerning="true" style:font-family-asian="Consolas" style:font-family-generic-asian="swiss" style:font-pitch-asian="fixed" style:font-size-asian="18pt" style:font-style-asian="normal" style:font-family-complex="Consolas" style:font-family-generic-complex="swiss" style:font-pitch-complex="fixed" style:font-size-complex="18pt" style:font-style-complex="normal"/>
    </style:style>
    <style:style style:name="T36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en" fo:country="US" fo:font-style="normal" style:text-underline-style="none" style:text-underline-mode="continuous" style:text-overline-mode="continuous" style:text-line-through-mode="continuous" style:letter-kerning="true" style:font-family-asian="'Andale Sans UI'" style:font-pitch-asian="variable" style:font-size-asian="18pt" style:font-style-asian="normal" style:font-family-complex="Tahoma" style:font-pitch-complex="variable" style:font-size-complex="18pt" style:font-style-complex="normal"/>
    </style:style>
    <style:style style:name="T37" style:family="text">
      <style:text-properties fo:color="#7f007f" fo:font-family="Consolas" style:font-family-generic="swiss" style:font-pitch="fixed" fo:font-size="16pt" fo:language="en" fo:country="US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38" style:family="text">
      <style:text-properties fo:color="#000000" style:text-line-through-style="none" style:text-position="0% 100%" fo:font-family="Consolas" style:font-family-generic="swiss" style:font-pitch="fixed" fo:font-size="18pt" fo:letter-spacing="normal" fo:language="en" fo:country="US" fo:font-style="normal" style:text-underline-style="none" style:text-underline-mode="continuous" style:text-overline-mode="continuous" style:text-line-through-mode="continuous" style:letter-kerning="true" style:font-family-asian="Consolas" style:font-family-generic-asian="swiss" style:font-pitch-asian="fixed" style:font-size-asian="18pt" style:font-style-asian="normal" style:font-family-complex="Consolas" style:font-family-generic-complex="swiss" style:font-pitch-complex="fixed" style:font-size-complex="18pt" style:font-style-complex="normal"/>
    </style:style>
    <style:style style:name="T39" style:family="text">
      <style:text-properties fo:color="#2a00ff" style:text-line-through-style="none" style:text-position="0% 100%" fo:font-family="Consolas" style:font-family-generic="swiss" style:font-pitch="fixed" fo:font-size="18pt" fo:letter-spacing="normal" fo:language="en" fo:country="US" fo:font-style="italic" style:text-underline-style="none" style:text-underline-mode="continuous" style:text-overline-mode="continuous" style:text-line-through-mode="continuous" style:letter-kerning="true" style:font-family-asian="Consolas" style:font-family-generic-asian="swiss" style:font-pitch-asian="fixed" style:font-size-asian="18pt" style:font-style-asian="italic" style:font-family-complex="Consolas" style:font-family-generic-complex="swiss" style:font-pitch-complex="fixed" style:font-size-complex="18pt" style:font-style-complex="italic"/>
    </style:style>
    <style:style style:name="T40" style:family="text">
      <style:text-properties fo:color="#7f007f" style:text-line-through-style="none" style:text-position="0% 100%" fo:font-family="Consolas" style:font-family-generic="swiss" style:font-pitch="fixed" fo:font-size="18pt" fo:letter-spacing="normal" fo:language="en" fo:country="US" fo:font-style="normal" style:text-underline-style="none" style:text-underline-mode="continuous" style:text-overline-mode="continuous" style:text-line-through-mode="continuous" style:letter-kerning="true" style:font-family-asian="Consolas" style:font-family-generic-asian="swiss" style:font-pitch-asian="fixed" style:font-size-asian="18pt" style:font-style-asian="normal" style:font-family-complex="Consolas" style:font-family-generic-complex="swiss" style:font-pitch-complex="fixed" style:font-size-complex="18pt" style:font-style-complex="normal"/>
    </style:style>
    <style:style style:name="T41" style:family="text">
      <style:text-properties fo:color="#3f7f7f" style:text-line-through-style="none" style:text-position="0% 100%" fo:font-family="Consolas" style:font-family-generic="swiss" style:font-pitch="fixed" fo:font-size="18pt" fo:letter-spacing="normal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letter-kerning="true" style:font-family-asian="Consolas" style:font-family-generic-asian="swiss" style:font-pitch-asian="fixed" style:font-size-asian="18pt" style:font-style-asian="normal" style:font-family-complex="Consolas" style:font-family-generic-complex="swiss" style:font-pitch-complex="fixed" style:font-size-complex="18pt" style:font-style-complex="normal"/>
    </style:style>
    <style:style style:name="T42" style:family="text">
      <style:text-properties fo:color="#008080" style:text-line-through-style="none" style:text-position="0% 100%" fo:font-family="Consolas" style:font-family-generic="swiss" style:font-pitch="fixed" fo:font-size="10pt" fo:letter-spacing="normal" fo:language="en" fo:country="US" fo:font-style="normal" style:text-underline-style="none" style:text-underline-mode="continuous" style:text-overline-mode="continuous" style:text-line-through-mode="continuous" style:letter-kerning="true" style:font-family-asian="Consolas" style:font-family-generic-asian="swiss" style:font-pitch-asian="fixed" style:font-size-asian="10pt" style:font-style-asian="normal" style:font-family-complex="Consolas" style:font-family-generic-complex="swiss" style:font-pitch-complex="fixed" style:font-size-complex="10pt" style:font-style-complex="normal"/>
    </style:style>
    <style:style style:name="T43" style:family="text">
      <style:text-properties fo:color="#000000" style:text-line-through-style="none" style:text-position="0% 100%" fo:font-family="Arial" style:font-family-generic="roman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/>
    </style:style>
    <style:style style:name="T44" style:family="text">
      <style:text-properties fo:color="#000000" style:text-line-through-style="none" style:text-position="0% 100%" fo:font-family="Arial" style:font-family-generic="roman" style:font-pitch="variable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Andale Sans UI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/>
    </style:style>
    <style:style style:name="T45" style:family="text">
      <style:text-properties fo:color="#000000" style:text-line-through-style="none" style:text-position="0% 100%" fo:font-family="Arial" style:font-family-generic="roman" style:font-pitch="variable" fo:font-size="22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family-asian="'Andale Sans UI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/>
    </style:style>
    <style:style style:name="T46" style:family="text">
      <style:text-properties fo:color="#000000" style:text-line-through-style="none" style:text-position="0% 100%" fo:font-family="Arial" style:font-family-generic="roman" style:font-pitch="variable" fo:font-size="2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/>
    </style:style>
    <style:style style:name="T47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en" fo:country="GB" fo:font-style="normal" style:text-underline-style="none" style:text-underline-mode="continuous" style:text-overline-mode="continuous" style:text-line-through-mode="continuous" style:letter-kerning="true" style:font-family-asian="'Andale Sans UI'" style:font-pitch-asian="variable" style:font-size-asian="28pt" style:font-style-asian="normal" style:font-family-complex="Tahoma" style:font-pitch-complex="variable" style:font-size-complex="28pt" style:font-style-complex="normal"/>
    </style:style>
    <style:style style:name="T48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family-asian="'Andale Sans UI'" style:font-pitch-asian="variable" style:font-size-asian="28pt" style:font-style-asian="normal" style:font-weight-asian="bold" style:font-family-complex="Tahoma" style:font-pitch-complex="variable" style:font-size-complex="28pt" style:font-style-complex="normal" style:font-weight-complex="bold"/>
    </style:style>
    <style:style style:name="T49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Andale Sans UI'" style:font-pitch-asian="variable" style:font-size-asian="28pt" style:font-style-asian="normal" style:font-weight-asian="bold" style:font-family-complex="Tahoma" style:font-pitch-complex="variable" style:font-size-complex="28pt" style:font-style-complex="normal" style:font-weight-complex="bold"/>
    </style:style>
    <style:style style:name="T50" style:family="text">
      <style:text-properties fo:color="#008080" style:text-outline="false" style:text-line-through-style="none" style:text-position="0% 100%" fo:font-family="Consolas" style:font-family-generic="swiss" style:font-pitch="fixed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4pt" style:language-asian="zxx" style:country-asian="none" style:font-style-asian="normal" style:font-weight-asian="normal" style:font-family-complex="Consolas" style:font-family-generic-complex="swiss" style:font-pitch-complex="fixed" style:font-size-complex="14pt" style:language-complex="zxx" style:country-complex="none" style:font-style-complex="normal" style:font-weight-complex="normal" style:text-emphasize="none" style:font-relief="none"/>
    </style:style>
    <style:style style:name="T51" style:family="text">
      <style:text-properties fo:color="#3f7f7f" style:text-outline="false" style:text-line-through-style="none" style:text-position="0% 100%" fo:font-family="Consolas" style:font-family-generic="swiss" style:font-pitch="fixed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4pt" style:language-asian="zxx" style:country-asian="none" style:font-style-asian="normal" style:font-weight-asian="normal" style:font-family-complex="Consolas" style:font-family-generic-complex="swiss" style:font-pitch-complex="fixed" style:font-size-complex="14pt" style:language-complex="zxx" style:country-complex="none" style:font-style-complex="normal" style:font-weight-complex="normal" style:text-emphasize="none" style:font-relief="none"/>
    </style:style>
    <style:style style:name="T52" style:family="text">
      <style:text-properties fo:color="#000000" style:text-outline="false" style:text-line-through-style="none" style:text-position="0% 100%" fo:font-family="Arial" style:font-family-generic="roman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language-asian="zxx" style:country-asian="none" style:font-style-asian="normal" style:font-weight-asian="normal" style:font-family-complex="Tahoma" style:font-pitch-complex="variable" style:font-size-complex="14pt" style:language-complex="zxx" style:country-complex="none" style:font-style-complex="normal" style:font-weight-complex="normal" style:text-emphasize="none" style:font-relief="none"/>
    </style:style>
    <style:style style:name="T53" style:family="text">
      <style:text-properties fo:color="#7f007f" style:text-outline="false" style:text-line-through-style="none" style:text-position="0% 100%" fo:font-family="Consolas" style:font-family-generic="swiss" style:font-pitch="fixed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4pt" style:language-asian="zxx" style:country-asian="none" style:font-style-asian="normal" style:font-weight-asian="normal" style:font-family-complex="Consolas" style:font-family-generic-complex="swiss" style:font-pitch-complex="fixed" style:font-size-complex="14pt" style:language-complex="zxx" style:country-complex="none" style:font-style-complex="normal" style:font-weight-complex="normal" style:text-emphasize="none" style:font-relief="none"/>
    </style:style>
    <style:style style:name="T54" style:family="text">
      <style:text-properties fo:color="#000000" style:text-outline="false" style:text-line-through-style="none" style:text-position="0% 100%" fo:font-family="Consolas" style:font-family-generic="swiss" style:font-pitch="fixed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4pt" style:language-asian="zxx" style:country-asian="none" style:font-style-asian="normal" style:font-weight-asian="normal" style:font-family-complex="Consolas" style:font-family-generic-complex="swiss" style:font-pitch-complex="fixed" style:font-size-complex="14pt" style:language-complex="zxx" style:country-complex="none" style:font-style-complex="normal" style:font-weight-complex="normal" style:text-emphasize="none" style:font-relief="none"/>
    </style:style>
    <style:style style:name="T55" style:family="text">
      <style:text-properties fo:color="#2a00ff" style:text-outline="false" style:text-line-through-style="none" style:text-position="0% 100%" fo:font-family="Consolas" style:font-family-generic="swiss" style:font-pitch="fixed" fo:font-size="14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4pt" style:language-asian="zxx" style:country-asian="none" style:font-style-asian="italic" style:font-weight-asian="normal" style:font-family-complex="Consolas" style:font-family-generic-complex="swiss" style:font-pitch-complex="fixed" style:font-size-complex="14pt" style:language-complex="zxx" style:country-complex="none" style:font-style-complex="italic" style:font-weight-complex="normal" style:text-emphasize="none" style:font-relief="none"/>
    </style:style>
    <style:style style:name="T56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T57" style:family="text">
      <style:text-properties fo:color="#000000" style:text-line-through-style="none" style:text-position="0% 100%" fo:font-family="Consolas" style:font-family-generic="swiss" style:font-pitch="fixed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/>
    </style:style>
    <style:style style:name="T58" style:family="text">
      <style:text-properties fo:color="#6a3e3e" style:text-line-through-style="none" style:text-position="0% 100%" fo:font-family="Consolas" style:font-family-generic="swiss" style:font-pitch="fixed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/>
    </style:style>
    <style:style style:name="T59" style:family="text">
      <style:text-properties fo:color="#000000" style:text-line-through-style="none" style:text-position="0% 100%" fo:font-family="Consolas" style:font-family-generic="swiss" style:font-pitch="fixed" fo:font-size="1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4pt" style:font-style-asian="italic" style:font-weight-asian="normal" style:font-family-complex="Consolas" style:font-family-generic-complex="swiss" style:font-pitch-complex="fixed" style:font-size-complex="14pt" style:font-style-complex="italic" style:font-weight-complex="normal"/>
    </style:style>
    <style:style style:name="T60" style:family="text">
      <style:text-properties fo:color="#000000" style:text-line-through-style="none" style:text-position="0% 100%" fo:font-family="Consolas" style:font-family-generic="swiss" style:font-pitch="fixed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/>
    </style:style>
    <style:style style:name="T61" style:family="text">
      <style:text-properties fo:font-size="20pt" fo:language="en" fo:country="GB" style:font-size-asian="20pt" style:font-size-complex="20pt"/>
    </style:style>
    <style:style style:name="T6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family-asian="'Andale Sans UI'" style:font-pitch-asian="variable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T63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Andale Sans UI'" style:font-pitch-asian="variable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T64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65" style:family="text">
      <style:text-properties fo:color="#000000" style:text-line-through-style="none" style:text-position="0% 100%" fo:font-family="Consolas" style:font-family-generic="swiss" style:font-pitch="fixed" fo:font-size="14pt" fo:letter-spacing="normal" fo:language="en" fo:country="GB" fo:font-style="normal" style:text-underline-style="none" style:text-underline-mode="continuous" style:text-overline-mode="continuous" style:text-line-through-mode="continuous" style:letter-kerning="true" style:font-family-asian="Consolas" style:font-family-generic-asian="swiss" style:font-pitch-asian="fixed" style:font-size-asian="14pt" style:font-style-asian="normal" style:font-family-complex="Consolas" style:font-family-generic-complex="swiss" style:font-pitch-complex="fixed" style:font-size-complex="14pt" style:font-style-complex="normal"/>
    </style:style>
    <style:style style:name="T66" style:family="text">
      <style:text-properties fo:color="#000000" style:text-line-through-style="none" style:text-position="0% 100%" fo:font-family="Consolas" style:font-family-generic="swiss" style:font-pitch="fixed" fo:font-size="16pt" fo:letter-spacing="normal" fo:language="en" fo:country="GB" fo:font-style="normal" style:text-underline-style="none" style:text-underline-mode="continuous" style:text-overline-mode="continuous" style:text-line-through-mode="continuous" style:letter-kerning="true" style:font-family-asian="Consolas" style:font-family-generic-asian="swiss" style:font-pitch-asian="fixed" style:font-size-asian="16pt" style:font-style-asian="normal" style:font-family-complex="Consolas" style:font-family-generic-complex="swiss" style:font-pitch-complex="fixed" style:font-size-complex="16pt" style:font-style-complex="normal"/>
    </style:style>
    <style:style style:name="T67" style:family="text">
      <style:text-properties fo:color="#646464" style:text-line-through-style="none" style:text-position="0% 100%" fo:font-family="Consolas" style:font-family-generic="swiss" style:font-pitch="fixed" fo:font-size="16pt" fo:letter-spacing="normal" fo:language="en" fo:country="GB" fo:font-style="normal" style:text-underline-style="none" style:text-underline-mode="continuous" style:text-overline-mode="continuous" style:text-line-through-mode="continuous" style:letter-kerning="true" style:font-family-asian="Consolas" style:font-family-generic-asian="swiss" style:font-pitch-asian="fixed" style:font-size-asian="16pt" style:font-style-asian="normal" style:font-family-complex="Consolas" style:font-family-generic-complex="swiss" style:font-pitch-complex="fixed" style:font-size-complex="16pt" style:font-style-complex="normal"/>
    </style:style>
    <style:style style:name="T68" style:family="text">
      <style:text-properties fo:color="#2a00ff" style:text-line-through-style="none" style:text-position="0% 100%" fo:font-family="Consolas" style:font-family-generic="swiss" style:font-pitch="fixed" fo:font-size="16pt" fo:letter-spacing="normal" fo:language="en" fo:country="GB" fo:font-style="normal" style:text-underline-style="none" style:text-underline-mode="continuous" style:text-overline-mode="continuous" style:text-line-through-mode="continuous" style:letter-kerning="true" style:font-family-asian="Consolas" style:font-family-generic-asian="swiss" style:font-pitch-asian="fixed" style:font-size-asian="16pt" style:font-style-asian="normal" style:font-family-complex="Consolas" style:font-family-generic-complex="swiss" style:font-pitch-complex="fixed" style:font-size-complex="16pt" style:font-style-complex="normal"/>
    </style:style>
    <style:style style:name="T69" style:family="text">
      <style:text-properties fo:color="#0000c0" style:text-line-through-style="none" style:text-position="0% 100%" fo:font-family="Consolas" style:font-family-generic="swiss" style:font-pitch="fixed" fo:font-size="16pt" fo:letter-spacing="normal" fo:language="en" fo:country="GB" fo:font-style="italic" style:text-underline-style="none" fo:font-weight="bold" style:text-underline-mode="continuous" style:text-overline-mode="continuous" style:text-line-through-mode="continuous" style:letter-kerning="true" style:font-family-asian="Consolas" style:font-family-generic-asian="swiss" style:font-pitch-asian="fixed" style:font-size-asian="16pt" style:font-style-asian="italic" style:font-weight-asian="bold" style:font-family-complex="Consolas" style:font-family-generic-complex="swiss" style:font-pitch-complex="fixed" style:font-size-complex="16pt" style:font-style-complex="italic" style:font-weight-complex="bold"/>
    </style:style>
    <style:style style:name="T70" style:family="text">
      <style:text-properties fo:color="#7f0055" style:text-line-through-style="none" style:text-position="0% 100%" fo:font-family="Consolas" style:font-family-generic="swiss" style:font-pitch="fixed" fo:font-size="16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family-asian="Consolas" style:font-family-generic-asian="swiss" style:font-pitch-asian="fixed" style:font-size-asian="16pt" style:font-style-asian="normal" style:font-weight-asian="bold" style:font-family-complex="Consolas" style:font-family-generic-complex="swiss" style:font-pitch-complex="fixed" style:font-size-complex="16pt" style:font-style-complex="normal" style:font-weight-complex="bold"/>
    </style:style>
    <style:style style:name="T71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en" fo:country="GB" fo:font-style="normal" style:text-underline-style="none" style:text-underline-mode="continuous" style:text-overline-mode="continuous" style:text-line-through-mode="continuous" style:letter-kerning="true" style:font-family-asian="'Andale Sans UI'" style:font-pitch-asian="variable" style:font-size-asian="16pt" style:font-style-asian="normal" style:font-family-complex="Tahoma" style:font-pitch-complex="variable" style:font-size-complex="16pt" style:font-style-complex="normal"/>
    </style:style>
    <style:style style:name="T72" style:family="text">
      <style:text-properties fo:color="#000000" fo:font-family="Consolas" style:font-family-generic="swiss" style:font-pitch="fixed" fo:font-size="16pt" fo:language="en" fo:country="GB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73" style:family="text">
      <style:text-properties fo:color="#008080" style:text-outline="false" style:text-line-through-style="none" style:text-position="0% 100%" fo:font-family="Consolas" style:font-family-generic="swiss" style:font-pitch="fixed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5pt" style:language-asian="zxx" style:country-asian="none" style:font-style-asian="normal" style:font-weight-asian="normal" style:font-family-complex="Consolas" style:font-family-generic-complex="swiss" style:font-pitch-complex="fixed" style:font-size-complex="15pt" style:language-complex="zxx" style:country-complex="none" style:font-style-complex="normal" style:font-weight-complex="normal" style:text-emphasize="none" style:font-relief="none"/>
    </style:style>
    <style:style style:name="T74" style:family="text">
      <style:text-properties fo:color="#3f7f7f" style:text-outline="false" style:text-line-through-style="none" style:text-position="0% 100%" fo:font-family="Consolas" style:font-family-generic="swiss" style:font-pitch="fixed" fo:font-size="15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5pt" style:language-asian="zxx" style:country-asian="none" style:font-style-asian="normal" style:font-weight-asian="normal" style:font-family-complex="Consolas" style:font-family-generic-complex="swiss" style:font-pitch-complex="fixed" style:font-size-complex="15pt" style:language-complex="zxx" style:country-complex="none" style:font-style-complex="normal" style:font-weight-complex="normal" style:text-emphasize="none" style:font-relief="none"/>
    </style:style>
    <style:style style:name="T75" style:family="text">
      <style:text-properties fo:color="#000000" style:text-outline="false" style:text-line-through-style="none" style:text-position="0% 100%" fo:font-family="Arial" style:font-family-generic="roman" style:font-pitch="variable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5pt" style:language-asian="zxx" style:country-asian="none" style:font-style-asian="normal" style:font-weight-asian="normal" style:font-family-complex="Tahoma" style:font-pitch-complex="variable" style:font-size-complex="15pt" style:language-complex="zxx" style:country-complex="none" style:font-style-complex="normal" style:font-weight-complex="normal" style:text-emphasize="none" style:font-relief="none"/>
    </style:style>
    <style:style style:name="T76" style:family="text">
      <style:text-properties fo:color="#7f007f" style:text-outline="false" style:text-line-through-style="none" style:text-position="0% 100%" fo:font-family="Consolas" style:font-family-generic="swiss" style:font-pitch="fixed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5pt" style:language-asian="zxx" style:country-asian="none" style:font-style-asian="normal" style:font-weight-asian="normal" style:font-family-complex="Consolas" style:font-family-generic-complex="swiss" style:font-pitch-complex="fixed" style:font-size-complex="15pt" style:language-complex="zxx" style:country-complex="none" style:font-style-complex="normal" style:font-weight-complex="normal" style:text-emphasize="none" style:font-relief="none"/>
    </style:style>
    <style:style style:name="T77" style:family="text">
      <style:text-properties fo:color="#000000" style:text-outline="false" style:text-line-through-style="none" style:text-position="0% 100%" fo:font-family="Consolas" style:font-family-generic="swiss" style:font-pitch="fixed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5pt" style:language-asian="zxx" style:country-asian="none" style:font-style-asian="normal" style:font-weight-asian="normal" style:font-family-complex="Consolas" style:font-family-generic-complex="swiss" style:font-pitch-complex="fixed" style:font-size-complex="15pt" style:language-complex="zxx" style:country-complex="none" style:font-style-complex="normal" style:font-weight-complex="normal" style:text-emphasize="none" style:font-relief="none"/>
    </style:style>
    <style:style style:name="T78" style:family="text">
      <style:text-properties fo:color="#2a00ff" style:text-outline="false" style:text-line-through-style="none" style:text-position="0% 100%" fo:font-family="Consolas" style:font-family-generic="swiss" style:font-pitch="fixed" fo:font-size="15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5pt" style:language-asian="zxx" style:country-asian="none" style:font-style-asian="italic" style:font-weight-asian="normal" style:font-family-complex="Consolas" style:font-family-generic-complex="swiss" style:font-pitch-complex="fixed" style:font-size-complex="15pt" style:language-complex="zxx" style:country-complex="none" style:font-style-complex="italic" style:font-weight-complex="normal" style:text-emphasize="none" style:font-relief="none"/>
    </style:style>
    <style:style style:name="T79" style:family="text">
      <style:text-properties fo:color="#008080" style:text-line-through-style="none" style:text-position="0% 100%" fo:font-family="Consolas" style:font-family-generic="swiss" style:font-pitch="fixed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/>
    </style:style>
    <style:style style:name="T80" style:family="text">
      <style:text-properties fo:color="#3f7f7f" style:text-line-through-style="none" style:text-position="0% 100%" fo:font-family="Consolas" style:font-family-generic="swiss" style:font-pitch="fixed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/>
    </style:style>
    <style:style style:name="T81" style:family="text">
      <style:text-properties fo:color="#000000" style:text-line-through-style="none" style:text-position="0% 100%" fo:font-family="Arial" style:font-family-generic="roman" style:font-pitch="variable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/>
    </style:style>
    <style:style style:name="T82" style:family="text">
      <style:text-properties fo:color="#7f007f" style:text-line-through-style="none" style:text-position="0% 100%" fo:font-family="Consolas" style:font-family-generic="swiss" style:font-pitch="fixed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/>
    </style:style>
    <style:style style:name="T83" style:family="text">
      <style:text-properties fo:color="#000000" style:text-line-through-style="none" style:text-position="0% 100%" fo:font-family="Consolas" style:font-family-generic="swiss" style:font-pitch="fixed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/>
    </style:style>
    <style:style style:name="T84" style:family="text">
      <style:text-properties fo:color="#2a00ff" style:text-line-through-style="none" style:text-position="0% 100%" fo:font-family="Consolas" style:font-family-generic="swiss" style:font-pitch="fixed" fo:font-size="15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5pt" style:font-style-asian="italic" style:font-weight-asian="normal" style:font-family-complex="Consolas" style:font-family-generic-complex="swiss" style:font-pitch-complex="fixed" style:font-size-complex="15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What is the delegating filter proxy? </text:span></text:p>
          </draw:text-box>
        </draw:frame>
        <draw:frame presentation:style-name="pr2" draw:text-style-name="P5" draw:layer="layout" svg:width="25.199cm" svg:height="17.151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Spring Security</text:span><text:span text:style-name="T3"> component should be configured by defining a filter in </text:span><text:span text:style-name="T2">Java Enterprise Environments</text:span><text:span text:style-name="T3">. (</text:span><text:span text:style-name="T2">web.xml</text:span><text:span text:style-name="T3">)</text:span></text:p>
              </text:list-item>
              <text:list-item>
                <text:p text:style-name="P3"><text:span text:style-name="T3">In order to that, developers define a proxy filter called delegating filter proxy like as below;</text:span></text:p>
              </text:list-item>
              <text:list-item>
                <text:p text:style-name="P3"><text:span text:style-name="T3">By defining it, all incoming requests will be filtered by </text:span><text:span text:style-name="T2">Spring Security</text:span><text:span text:style-name="T3"> Module</text:span></text:p>
              </text:list-item>
            </text:list>
            <text:p text:style-name="P4"><text:span text:style-name="T4"><text:line-break/></text:span><text:span text:style-name="T4"> <text:s text:c="3"/></text:span><text:span text:style-name="T5">&lt;</text:span><text:span text:style-name="T6">filter</text:span><text:span text:style-name="T5">&gt;</text:span><text:span text:style-name="T7"><text:line-break/></text:span><text:span text:style-name="T7"><text:tab/></text:span><text:span text:style-name="T7"> <text:s/></text:span><text:span text:style-name="T5">&lt;</text:span><text:span text:style-name="T6">filter-name</text:span><text:span text:style-name="T5">&gt;</text:span><text:span text:style-name="T7">springSecurityFilterChain</text:span><text:span text:style-name="T5">&lt;/</text:span><text:span text:style-name="T6">filter-name</text:span><text:span text:style-name="T5">&gt;</text:span><text:span text:style-name="T7"><text:line-break/></text:span><text:span text:style-name="T7"><text:tab/></text:span><text:span text:style-name="T7"> <text:s/></text:span><text:span text:style-name="T5">&lt;</text:span><text:span text:style-name="T6">filter-class</text:span><text:span text:style-name="T5">&gt;</text:span><text:span text:style-name="T7">org.springframework.web.filter.DelegatingFilterProxy</text:span><text:span text:style-name="T5">&lt;/</text:span><text:span text:style-name="T6">filter-class</text:span><text:span text:style-name="T5">&gt;</text:span><text:span text:style-name="T5"><text:line-break/></text:span><text:span text:style-name="T5"> <text:s text:c="2"/>&lt;/</text:span><text:span text:style-name="T6">filter</text:span><text:span text:style-name="T5">&gt;</text:span><text:span text:style-name="T5"><text:line-break/></text:span><text:span text:style-name="T7"><text:line-break/></text:span><text:span text:style-name="T7"> <text:s text:c="2"/></text:span><text:span text:style-name="T5">&lt;</text:span><text:span text:style-name="T6">filter-mapping</text:span><text:span text:style-name="T5">&gt;</text:span><text:span text:style-name="T5"><text:line-break/></text:span><text:span text:style-name="T5"><text:tab/></text:span><text:span text:style-name="T5"> &lt;</text:span><text:span text:style-name="T6">filter-name</text:span><text:span text:style-name="T5">&gt;</text:span><text:span text:style-name="T7">springSecurityFilterChain</text:span><text:span text:style-name="T5">&lt;/</text:span><text:span text:style-name="T6">filter-name</text:span><text:span text:style-name="T5">&gt;</text:span><text:span text:style-name="T7"><text:line-break/></text:span><text:span text:style-name="T7"><text:tab/></text:span><text:span text:style-name="T7"> </text:span><text:span text:style-name="T5">&lt;</text:span><text:span text:style-name="T6">url-pattern</text:span><text:span text:style-name="T5">&gt;</text:span><text:span text:style-name="T7">/*</text:span><text:span text:style-name="T5">&lt;/</text:span><text:span text:style-name="T6">url-pattern</text:span><text:span text:style-name="T5">&gt;</text:span><text:span text:style-name="T5"><text:line-break/></text:span><text:span text:style-name="T5"> <text:s text:c="2"/>&lt;/</text:span><text:span text:style-name="T6">filter-mapping</text:span><text:span text:style-name="T5">&gt;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4.505cm" svg:x="1.4cm" svg:y="0.338cm" presentation:class="title" presentation:user-transformed="true">
          <draw:text-box>
            <text:p text:style-name="P7"><text:span text:style-name="T1">What is the security filter chain?</text:span><text:span text:style-name="T1"><text:line-break/></text:span><text:span text:style-name="T1">In the notes several predefined filters were shown. Do you recall what they did and what order they occurred in? <text:s/></text:span></text:p>
          </draw:text-box>
        </draw:frame>
        <draw:frame presentation:style-name="pr5" draw:text-style-name="P8" draw:layer="layout" svg:width="25.199cm" svg:height="14.597cm" svg:x="1.4cm" svg:y="4.914cm" presentation:class="outline" presentation:user-transformed="true">
          <draw:text-box>
            <text:list text:style-name="L2">
              <text:list-header>
                <text:p text:style-name="P3"><text:span text:style-name="T9">SecurityFilterChain includes the following filters in order</text:span></text:p>
                <text:p text:style-name="P3"><text:span text:style-name="T10">1. HttpSessionContextIntegrationFilter</text:span><text:span text:style-name="T11"><text:line-break/></text:span><text:span text:style-name="T11">Creates SecurityContext and maintains it during HTTP Requests</text:span><text:span text:style-name="T11"><text:line-break/></text:span><text:span text:style-name="T10">2.</text:span><text:span text:style-name="T11"> </text:span><text:span text:style-name="T10">LogoutFilter</text:span><text:span text:style-name="T11"><text:line-break/></text:span><text:span text:style-name="T11">Clears SecurityContextHolder after Logout</text:span><text:span text:style-name="T11"><text:line-break/></text:span><text:span text:style-name="T10">3. AuthenticationProcessingFilter</text:span><text:span text:style-name="T11"><text:line-break/></text:span><text:span text:style-name="T11">Put Authentication into the SecurityContext after Login request</text:span><text:span text:style-name="T11"><text:line-break/></text:span><text:span text:style-name="T10">4.</text:span><text:span text:style-name="T11"> </text:span><text:span text:style-name="T10">ExceptionTranslationFilter</text:span><text:span text:style-name="T11"><text:line-break/></text:span><text:span text:style-name="T11">Translates exceptions into HTTP response or redirect pages</text:span><text:span text:style-name="T11"><text:line-break/></text:span><text:span text:style-name="T10">5.</text:span><text:span text:style-name="T11"> </text:span><text:span text:style-name="T10">FilterSecurityInterceptor</text:span><text:span text:style-name="T11"><text:line-break/></text:span><text:span text:style-name="T11">Authorize web request based on roles and configurations</text:span></text:p>
                <text:p text:style-name="P3"><text:span text:style-name="T12"/></text:p>
                <text:p text:style-name="P3"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7"><text:span text:style-name="T1">Are you able to add and/or replace individual filters? </text:span></text:p>
          </draw:text-box>
        </draw:frame>
        <draw:frame presentation:style-name="pr6" draw:text-style-name="P8" draw:layer="layout" svg:width="25.199cm" svg:height="19.61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9">Yes Security Filter Chain filters can be replaced with custom filters</text:span></text:p>
              </text:list-header>
            </text:list>
            <text:p text:style-name="P4"><text:span text:style-name="T14">&lt;</text:span><text:span text:style-name="T15">http</text:span><text:span text:style-name="T16"> </text:span><text:span text:style-name="T17">auto-config</text:span><text:span text:style-name="T18">=</text:span><text:span text:style-name="T19">"true"</text:span><text:span text:style-name="T16"> </text:span><text:span text:style-name="T17">use-expressions</text:span><text:span text:style-name="T18">=</text:span><text:span text:style-name="T19">"true"</text:span><text:span text:style-name="T16"> </text:span><text:span text:style-name="T14">&gt;</text:span><text:span text:style-name="T14"><text:line-break/></text:span><text:span text:style-name="T14"><text:tab/></text:span><text:span text:style-name="T20">&lt;</text:span><text:span text:style-name="T21">custom-filter</text:span><text:span text:style-name="T22"> </text:span><text:span text:style-name="T23">position</text:span><text:span text:style-name="T24">=</text:span><text:span text:style-name="T25">"SESSION_MANAGEMENT_FILTER"</text:span><text:span text:style-name="T22"> </text:span><text:span text:style-name="T23">ref</text:span><text:span text:style-name="T24">=</text:span><text:span text:style-name="T25">"Customfilter"</text:span><text:span text:style-name="T20">/&gt;</text:span><text:span text:style-name="T20"><text:line-break/></text:span><text:span text:style-name="T20"><text:tab/></text:span><text:span text:style-name="T20">&lt;</text:span><text:span text:style-name="T26">bean</text:span><text:span text:style-name="T22"> </text:span><text:span text:style-name="T23">id</text:span><text:span text:style-name="T24">=</text:span><text:span text:style-name="T25">"filter"</text:span><text:span text:style-name="T22"> </text:span><text:span text:style-name="T23">class</text:span><text:span text:style-name="T24">=</text:span><text:span text:style-name="T25">"spring.filter.CustomFilter"</text:span><text:span text:style-name="T20">/&gt;</text:span><text:span text:style-name="T20"><text:line-break/></text:span><text:span text:style-name="T20">&lt;/</text:span><text:span text:style-name="T21">http</text:span><text:span text:style-name="T20">&gt;</text:span><text:span text:style-name="T20"><text:line-break/></text:span><text:span text:style-name="T20"/></text:p>
            <text:p><text:span text:style-name="T27">or filters can be added to filter chain</text:span></text:p>
            <text:p text:style-name="P4"><text:span text:style-name="T28">&lt;</text:span><text:span text:style-name="T29">http</text:span><text:span text:style-name="T30"> </text:span><text:span text:style-name="T31">auto-config</text:span><text:span text:style-name="T32">=</text:span><text:span text:style-name="T33">"true"</text:span><text:span text:style-name="T30"> </text:span><text:span text:style-name="T31">use-expressions</text:span><text:span text:style-name="T32">=</text:span><text:span text:style-name="T33">"true"</text:span><text:span text:style-name="T30"> </text:span><text:span text:style-name="T28">&gt;</text:span><text:span text:style-name="T28"><text:line-break/></text:span><text:span text:style-name="T28"><text:tab/></text:span><text:span text:style-name="T34">&lt;</text:span><text:span text:style-name="T35">custom-filter</text:span><text:span text:style-name="T36"> </text:span><text:span text:style-name="T37">before</text:span><text:span text:style-name="T38">=</text:span><text:span text:style-name="T39">"SESSION_MANAGEMENT_FILTER"</text:span><text:span text:style-name="T36"> </text:span><text:span text:style-name="T40">ref</text:span><text:span text:style-name="T38">=</text:span><text:span text:style-name="T39">"Customfilter"</text:span><text:span text:style-name="T34">/&gt;</text:span><text:span text:style-name="T34"><text:line-break/></text:span><text:span text:style-name="T34"><text:tab/></text:span><text:span text:style-name="T34">&lt;</text:span><text:span text:style-name="T41">bean</text:span><text:span text:style-name="T36"> </text:span><text:span text:style-name="T40">id</text:span><text:span text:style-name="T38">=</text:span><text:span text:style-name="T39">"filter"</text:span><text:span text:style-name="T36"> </text:span><text:span text:style-name="T40">class</text:span><text:span text:style-name="T38">=</text:span><text:span text:style-name="T39">"spring.filter.CustomFilter"</text:span><text:span text:style-name="T34">/&gt;</text:span><text:span text:style-name="T34"><text:line-break/></text:span><text:span text:style-name="T34">&lt;/</text:span><text:span text:style-name="T35">http</text:span><text:span text:style-name="T42">&gt;</text:span><text:span text:style-name="T42"><text:line-break/></text:span><text:span text:style-name="T42"><text:line-break/></text:span><text:span text:style-name="T42"/></text:p>
            <text:list text:continue-numbering="true" text:style-name="L2">
              <text:list-header>
                <text:p text:style-name="P3"><text:span text:style-name="T12"/></text:p>
                <text:p text:style-name="P3"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Is it enough to hide sections of my output (e.g. JSP-Page)? </text:span><text:span text:style-name="T1"><text:line-break/></text:span><text:span text:style-name="T1">Why do you need the intercept-url? </text:span></text:p>
          </draw:text-box>
        </draw:frame>
        <draw:frame presentation:style-name="pr7" draw:text-style-name="P5" draw:layer="layout" svg:width="25.199cm" svg:height="16.236cm" svg:x="1.4cm" svg:y="4.914cm" presentation:class="outline" presentation:user-transformed="true">
          <draw:text-box>
            <text:list text:style-name="L2">
              <text:list-item>
                <text:p text:style-name="P3"><text:span text:style-name="T43">It is not enough to hide sections of outputs which will cause boiler plate code inside applications</text:span></text:p>
              </text:list-item>
              <text:list-item>
                <text:p text:style-name="P3"><text:span text:style-name="T43">The maintenance of <text:s/>code will be much more difficult when developers use security tags</text:span></text:p>
              </text:list-item>
              <text:list-item>
                <text:p text:style-name="P3"><text:span text:style-name="T43">Intercept URLs are defined to prevent </text:span><text:span text:style-name="T44">HTTP</text:span><text:span text:style-name="T43"> access based on both URL patterns and user roles.</text:span></text:p>
              </text:list-item>
              <text:list-item>
                <text:p text:style-name="P3"><text:span text:style-name="T43">In this way, developers can close access to resources based using wildcards and URLS</text:span></text:p>
              </text:list-item>
              <text:list-item>
                <text:p text:style-name="P3"><text:span text:style-name="T43">This approach is more useful than using security tags inside the view layer</text:span><text:span text:style-name="T43"><text:line-break/></text:span><text:span text:style-name="T43"><text:line-break/></text:span><text:span text:style-name="T14">&lt;</text:span><text:span text:style-name="T15">intercept-url</text:span><text:span text:style-name="T16"> </text:span><text:span text:style-name="T17">pattern</text:span><text:span text:style-name="T18">=</text:span><text:span text:style-name="T19">"/admin/**"</text:span><text:span text:style-name="T16"> </text:span><text:span text:style-name="T17">access</text:span><text:span text:style-name="T18">=</text:span><text:span text:style-name="T19">"hasRole('ADMIN')"</text:span><text:span text:style-name="T14">/&gt;</text:span></text:p>
              </text:list-item>
            </text:list>
            <text:p text:style-name="P4"><text:span text:style-name="T4"><text:line-break/></text:span><text:span text:style-name="T4"> <text:s text:c="2"/></text:span></text:p>
            <text:p><text:span text:style-name="T8"/></text:p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9"><text:span text:style-name="T1">Why do you need method security? What type of object is typically secured at the method level (think of its purpose not its Java type). </text:span></text:p>
          </draw:text-box>
        </draw:frame>
        <draw:frame presentation:style-name="pr6" draw:text-style-name="P8" draw:layer="layout" svg:width="25.199cm" svg:height="19.61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2">Method level security is done using @Secured and @RolesAllowed annotations</text:span><text:span text:style-name="T12"><text:line-break/></text:span><text:span text:style-name="T12"><text:line-break/></text:span><text:span text:style-name="T12">Method level security prevents the users to call methods based on their roles and by doing that programmers can restrict method calls.</text:span></text:p>
                <text:p text:style-name="P3"><text:span text:style-name="T9">Authentication information is typically secured at the method level</text:span></text:p>
                <text:p text:style-name="P3"><text:span text:style-name="T9"/></text:p>
                <text:p text:style-name="P3"><text:span text:style-name="T12"/></text:p>
                <text:p text:style-name="P3"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Is security a cross cutting concern? How is it implemented internally? </text:span></text:p>
          </draw:text-box>
        </draw:frame>
        <draw:frame presentation:style-name="pr5" draw:text-style-name="P5" draw:layer="layout" svg:width="25.199cm" svg:height="14.597cm" svg:x="1.4cm" svg:y="4.914cm" presentation:class="outline" presentation:user-transformed="true">
          <draw:text-box>
            <text:list text:style-name="L2">
              <text:list-item>
                <text:p text:style-name="P3"><text:span text:style-name="T45">Security</text:span><text:span text:style-name="T46"> is a cross cutting concern in programming environments</text:span></text:p>
              </text:list-item>
              <text:list-item>
                <text:p text:style-name="P3"><text:span text:style-name="T46">It is normally implemented through programming but this approach causes applications to have boiler plate code inside</text:span></text:p>
              </text:list-item>
              <text:list-item>
                <text:p text:style-name="P3"><text:span text:style-name="T45">Spring Framework</text:span><text:span text:style-name="T46"> provides configuration based security modules by centralizing the security codes it one place and programmers don’t require to write the same code in applications.</text:span></text:p>
              </text:list-item>
              <text:list-item>
                <text:p text:style-name="P3"><text:span text:style-name="T45">Spring Framework</text:span><text:span text:style-name="T46"> also provides custom tags which could be used in the view layer such as in </text:span><text:span text:style-name="T45">JSP</text:span><text:span text:style-name="T46"> pages.</text:span></text:p>
              </text:list-item>
            </text:list>
            <text:p text:style-name="P4"><text:span text:style-name="T4"><text:line-break/></text:span><text:span text:style-name="T4"> <text:s text:c="2"/></text:span></text:p>
            <text:p><text:span text:style-name="T8"/></text:p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7"><text:span text:style-name="T1">What do @Secured and @RolesAllowed do? What is the difference between them? </text:span></text:p>
          </draw:text-box>
        </draw:frame>
        <draw:frame presentation:style-name="pr5" draw:text-style-name="P8" draw:layer="layout" svg:width="25.199cm" svg:height="14.597cm" svg:x="1.4cm" svg:y="4.914cm" presentation:class="outline" presentation:user-transformed="true">
          <draw:text-box>
            <text:list text:style-name="L2">
              <text:list-item>
                <text:p text:style-name="P3"><text:span text:style-name="T47">Both </text:span><text:span text:style-name="T48">@Secured</text:span><text:span text:style-name="T47"> and </text:span><text:span text:style-name="T48">@RolesAllowed</text:span><text:span text:style-name="T47"> are used for same purpose on method level</text:span></text:p>
              </text:list-item>
              <text:list-item>
                <text:p text:style-name="P3"><text:span text:style-name="T49">@Secured</text:span><text:span text:style-name="T13"> is included in </text:span><text:span text:style-name="T49">Spring Security</text:span><text:span text:style-name="T13"> module</text:span></text:p>
              </text:list-item>
              <text:list-item>
                <text:p text:style-name="P3"><text:span text:style-name="T49">@RolesAllowed</text:span><text:span text:style-name="T13"> is a standard </text:span><text:span text:style-name="T49">JSR-250</text:span><text:span text:style-name="T13"> annotation</text:span><text:span text:style-name="T13"><text:line-break/></text:span><text:span text:style-name="T49">RolesAllowed</text:span><text:span text:style-name="T13"> is configured like as below with</text:span></text:p>
                <text:p text:style-name="P3"><text:span text:style-name="T13">jsr250-annotations=enabled attribute</text:span></text:p>
                <text:p text:style-name="P3"><text:span text:style-name="T50">&lt;</text:span><text:span text:style-name="T51">global-method-security </text:span><text:span text:style-name="T52"><text:s/></text:span><text:span text:style-name="T53">pre-post-annotations</text:span><text:span text:style-name="T54">=</text:span><text:span text:style-name="T55">"enabled"</text:span><text:span text:style-name="T52"> </text:span><text:span text:style-name="T53">secured-annotations</text:span><text:span text:style-name="T54">=</text:span><text:span text:style-name="T55">"enabled"</text:span><text:span text:style-name="T52"> </text:span><text:span text:style-name="T53">jsr250-annotations</text:span><text:span text:style-name="T54">=</text:span><text:span text:style-name="T55">"enabled"</text:span><text:span text:style-name="T52"> </text:span><text:span text:style-name="T50">/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What is a security context? </text:span></text:p>
          </draw:text-box>
        </draw:frame>
        <draw:frame presentation:style-name="pr5" draw:text-style-name="P8" draw:layer="layout" svg:width="25.199cm" svg:height="14.597cm" svg:x="1.4cm" svg:y="4.914cm" presentation:class="outline" presentation:user-transformed="true">
          <draw:text-box>
            <text:list text:style-name="L2">
              <text:list-item>
                <text:p text:style-name="P3"><text:span text:style-name="T10">SecuirtyContext</text:span><text:span text:style-name="T56"> is interface which is thread-safe and used to get the authentication object through its </text:span><text:span text:style-name="T10">getAuthentication</text:span><text:span text:style-name="T56"> method</text:span></text:p>
              </text:list-item>
            </text:list>
            <text:p text:style-name="P4"><text:span text:style-name="T57"><text:s text:c="4"/></text:span></text:p>
            <text:p text:style-name="P4"><text:span text:style-name="T57"/></text:p>
            <text:p text:style-name="P4"><text:span text:style-name="T57"><text:s text:c="4"/></text:span><text:span text:style-name="T57">Authentication </text:span><text:span text:style-name="T58">authentication</text:span><text:span text:style-name="T57"> = <text:s/>SecurityContextHolder.</text:span><text:span text:style-name="T59">getContext</text:span><text:span text:style-name="T57">().getAuthentication();</text:span><text:span text:style-name="T57"><text:line-break/></text:span><text:span text:style-name="T57"> <text:s text:c="3"/>User </text:span><text:span text:style-name="T58">user</text:span><text:span text:style-name="T57"> = (User) </text:span><text:span text:style-name="T58">authentication</text:span><text:span text:style-name="T57">.getPrincipal();</text:span><text:span text:style-name="T57"><text:line-break/></text:span><text:span text:style-name="T57"> <text:s text:c="3"/>String </text:span><text:span text:style-name="T58">name</text:span><text:span text:style-name="T57"> = </text:span><text:span text:style-name="T58">user</text:span><text:span text:style-name="T57">.getUsername();</text:span><text:span text:style-name="T60"> </text:span></text:p>
            <text:p><text:span text:style-name="T6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7"><text:span text:style-name="T1">In which order do you have to write multiple intercept-url's? </text:span></text:p>
          </draw:text-box>
        </draw:frame>
        <draw:frame presentation:style-name="pr5" draw:text-style-name="P8" draw:layer="layout" svg:width="25.199cm" svg:height="14.597cm" svg:x="1.4cm" svg:y="4.914cm" presentation:class="outline" presentation:user-transformed="true">
          <draw:text-box>
            <text:list text:style-name="L2">
              <text:list-item>
                <text:p text:style-name="P3"><text:span text:style-name="T62">Intercept-urls</text:span><text:span text:style-name="T9"> will be executed in an ordered list</text:span></text:p>
              </text:list-item>
              <text:list-item>
                <text:p text:style-name="P3"><text:span text:style-name="T12">More specific matches should be put on top</text:span></text:p>
              </text:list-item>
              <text:list-item>
                <text:p text:style-name="P3"><text:span text:style-name="T12">The first match will be used by </text:span><text:span text:style-name="T63">Spring Security</text:span><text:span text:style-name="T12"> module</text:span></text:p>
                <text:p text:style-name="P3"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How is a Principal defined?</text:span></text:p>
          </draw:text-box>
        </draw:frame>
        <draw:frame presentation:style-name="pr5" draw:text-style-name="P8" draw:layer="layout" svg:width="25.199cm" svg:height="14.597cm" svg:x="1.4cm" svg:y="4.914cm" presentation:class="outline" presentation:user-transformed="true">
          <draw:text-box>
            <text:list text:style-name="L2">
              <text:list-item>
                <text:p text:style-name="P3"><text:span text:style-name="T49">Principal</text:span><text:span text:style-name="T64"> represents users, devices or systems performing actions in the system</text:span></text:p>
              </text:list-item>
            </text:list>
            <text:p><text:span text:style-name="T6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What is authentication and authorization? Which must come first? </text:span></text:p>
          </draw:text-box>
        </draw:frame>
        <draw:frame presentation:style-name="pr5" draw:text-style-name="P5" draw:layer="layout" svg:width="25.199cm" svg:height="14.597cm" svg:x="1.4cm" svg:y="4.914cm" presentation:class="outline" presentation:user-transformed="true">
          <draw:text-box>
            <text:list text:style-name="L2">
              <text:list-item>
                <text:p text:style-name="P3"><text:span text:style-name="T10">Authentication</text:span><text:span text:style-name="T56"> checks if users or systems are connected to resources with valid information such as by checking the validity of username and password combinations</text:span></text:p>
              </text:list-item>
              <text:list-item>
                <text:p text:style-name="P3"><text:span text:style-name="T56">Examples are </text:span><text:span text:style-name="T10">basic authentication</text:span><text:span text:style-name="T56"> through </text:span><text:span text:style-name="T10">HTTP</text:span><text:span text:style-name="T56"> and database authentication</text:span></text:p>
              </text:list-item>
              <text:list-item>
                <text:p text:style-name="P3"><text:span text:style-name="T10">Authorization</text:span><text:span text:style-name="T56"> will control if users or systems are allowed to access resources based on their rights after authentication process so that authorization always come after authentication</text:span></text:p>
              </text:list-item>
              <text:list-item>
                <text:p text:style-name="P3"><text:span text:style-name="T56">You can think users can access to systems by using username and password combination but some users will have more rights to access different sources so this is controlled by </text:span><text:span text:style-name="T10">Authorization</text:span><text:span text:style-name="T56"> process</text:span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7"><text:span text:style-name="T1">In which security annotation are you allowed to use SpEL? </text:span></text:p>
          </draw:text-box>
        </draw:frame>
        <draw:frame presentation:style-name="pr5" draw:text-style-name="P8" draw:layer="layout" svg:width="25.199cm" svg:height="14.597cm" svg:x="1.4cm" svg:y="4.914cm" presentation:class="outline" presentation:user-transformed="true">
          <draw:text-box>
            <text:list text:style-name="L2">
              <text:list-item>
                <text:p text:style-name="P3"><text:span text:style-name="T9">@PreAuthorize, @PreFilter, @PostAuthorize and @PostFilter annotations can be used with SpEL expressions</text:span></text:p>
              </text:list-item>
            </text:list>
            <text:p text:style-name="P10"><text:span text:style-name="T65"><text:s/></text:span><text:span text:style-name="T66"><text:s/></text:span><text:span text:style-name="T67">@PreAuthorize</text:span><text:span text:style-name="T66">(</text:span><text:span text:style-name="T68">"hasRole('ROLE_ADMIN')"</text:span><text:span text:style-name="T66">)</text:span><text:span text:style-name="T66"><text:line-break/></text:span><text:span text:style-name="T66"> <text:s/></text:span><text:span text:style-name="T67">@RequestMapping</text:span><text:span text:style-name="T66">(value=</text:span><text:span text:style-name="T68">"/adminMethodSecuredSpEL"</text:span><text:span text:style-name="T66">, method=RequestMethod.</text:span><text:span text:style-name="T69">GET</text:span><text:span text:style-name="T66">)</text:span><text:span text:style-name="T66"><text:line-break/></text:span><text:span text:style-name="T66"> <text:s/></text:span><text:span text:style-name="T70">public</text:span><text:span text:style-name="T66"> ModelAndView preAuthorize() { </text:span><text:span text:style-name="T66"><text:line-break/></text:span><text:span text:style-name="T66"><text:tab/></text:span><text:span text:style-name="T66">System.</text:span><text:span text:style-name="T69">out</text:span><text:span text:style-name="T66">.println(</text:span><text:span text:style-name="T68">"UserController preAuthorize is called for ROLE_ADMIN"</text:span><text:span text:style-name="T66">);</text:span><text:span text:style-name="T66"><text:line-break/></text:span><text:span text:style-name="T66"><text:tab/></text:span><text:span text:style-name="T70">return</text:span><text:span text:style-name="T66"> </text:span><text:span text:style-name="T70">new</text:span><text:span text:style-name="T66"> ModelAndView(</text:span><text:span text:style-name="T68">"/admin/adminsecured"</text:span><text:span text:style-name="T66">);</text:span><text:span text:style-name="T71"><text:line-break/></text:span><text:span text:style-name="T71"> <text:s text:c="3"/></text:span><text:span text:style-name="T72">}</text:span></text:p>
            <text:list text:continue-numbering="true" text:style-name="L2">
              <text:list-header>
                <text:p text:style-name="P3"><text:span text:style-name="T12"/></text:p>
                <text:p text:style-name="P3"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Does Spring Security support password hashing? What is salting? </text:span></text:p>
          </draw:text-box>
        </draw:frame>
        <draw:frame presentation:style-name="pr8" draw:text-style-name="P5" draw:layer="layout" svg:width="25.199cm" svg:height="19.497cm" svg:x="1.4cm" svg:y="4.914cm" presentation:class="outline" presentation:user-transformed="true">
          <draw:text-box>
            <text:list text:style-name="L2">
              <text:list-item>
                <text:p text:style-name="P3"><text:span text:style-name="T43">Yes </text:span><text:span text:style-name="T44">Spring Security</text:span><text:span text:style-name="T43"> supports both password </text:span><text:span text:style-name="T44">hashing</text:span><text:span text:style-name="T43"> and </text:span><text:span text:style-name="T44">salting</text:span><text:span text:style-name="T43">.</text:span></text:p>
              </text:list-item>
              <text:list-item>
                <text:p text:style-name="P3"><text:span text:style-name="T44">Salting</text:span><text:span text:style-name="T43"> is done to user password with predefined system wide string or using user’s attribute.</text:span></text:p>
              </text:list-item>
              <text:list-item>
                <text:p text:style-name="P3"><text:span text:style-name="T44">Salting</text:span><text:span text:style-name="T43"> will make brute force attacks difficult by hashing user passwords with an additional string</text:span></text:p>
              </text:list-item>
              <text:list-item>
                <text:p text:style-name="P3"><text:span text:style-name="T43">Password </text:span><text:span text:style-name="T44">hashing</text:span><text:span text:style-name="T43"> and </text:span><text:span text:style-name="T44">salting</text:span><text:span text:style-name="T43"> can be done like as below;</text:span></text:p>
                <text:p text:style-name="P3"><text:span text:style-name="T73">&lt;</text:span><text:span text:style-name="T74">authentication-manager</text:span><text:span text:style-name="T75"> </text:span><text:span text:style-name="T76">alias</text:span><text:span text:style-name="T77">=</text:span><text:span text:style-name="T78">"authenticationManager"</text:span><text:span text:style-name="T73">&gt;</text:span><text:span text:style-name="T77"><text:line-break/></text:span><text:span text:style-name="T77"><text:tab/></text:span><text:span text:style-name="T79">&lt;</text:span><text:span text:style-name="T80">authentication-provider</text:span><text:span text:style-name="T81"> </text:span><text:span text:style-name="T82">user-service-ref</text:span><text:span text:style-name="T83">=</text:span><text:span text:style-name="T84">"jdbcUserService"</text:span><text:span text:style-name="T79">&gt;</text:span><text:span text:style-name="T83"><text:line-break/></text:span><text:span text:style-name="T83"><text:tab/></text:span><text:span text:style-name="T83"><text:tab/></text:span><text:span text:style-name="T79">&lt;</text:span><text:span text:style-name="T80">password-encoder</text:span><text:span text:style-name="T81"> </text:span><text:span text:style-name="T82">hash</text:span><text:span text:style-name="T83">=</text:span><text:span text:style-name="T84">"md5"</text:span><text:span text:style-name="T79">/&gt;</text:span><text:span text:style-name="T83"><text:line-break/></text:span><text:span text:style-name="T83"><text:tab/></text:span><text:span text:style-name="T79">&lt;/</text:span><text:span text:style-name="T80">authentication-provider</text:span><text:span text:style-name="T79">&gt;</text:span><text:span text:style-name="T83"> <text:s text:c="11"/></text:span><text:span text:style-name="T83"><text:line-break/></text:span><text:span text:style-name="T79">&lt;/</text:span><text:span text:style-name="T80">authentication-manager</text:span><text:span text:style-name="T79">&gt;</text:span></text:p>
              </text:list-item>
            </text:list>
            <text:p text:style-name="P4"><text:span text:style-name="T43"><text:s text:c="5"/></text:span><text:span text:style-name="T79">&lt;</text:span><text:span text:style-name="T80">authentication-manager</text:span><text:span text:style-name="T81"> </text:span><text:span text:style-name="T82">alias</text:span><text:span text:style-name="T83">=</text:span><text:span text:style-name="T84">"authenticationManager"</text:span><text:span text:style-name="T79">&gt;</text:span><text:span text:style-name="T79"><text:line-break/></text:span><text:span text:style-name="T79"> <text:s text:c="3"/></text:span><text:span text:style-name="T83"><text:s text:c="4"/></text:span><text:span text:style-name="T79">&lt;</text:span><text:span text:style-name="T80">authentication-provider</text:span><text:span text:style-name="T81"> </text:span><text:span text:style-name="T82">user-service-ref</text:span><text:span text:style-name="T83">=</text:span><text:span text:style-name="T84">"jdbcUserService"</text:span><text:span text:style-name="T81"> </text:span><text:span text:style-name="T79">&gt;</text:span><text:span text:style-name="T79"><text:line-break/></text:span><text:span text:style-name="T79"> </text:span><text:span text:style-name="T79"><text:tab/></text:span><text:span text:style-name="T83"> <text:s text:c="7"/></text:span><text:span text:style-name="T79">&lt;</text:span><text:span text:style-name="T80">password-encoder</text:span><text:span text:style-name="T81"> </text:span><text:span text:style-name="T82">hash</text:span><text:span text:style-name="T83">=</text:span><text:span text:style-name="T84">"sha-256"</text:span><text:span text:style-name="T79">&gt;</text:span><text:span text:style-name="T83"> </text:span><text:span text:style-name="T83"><text:line-break/></text:span><text:span text:style-name="T83"> <text:s text:c="11"/></text:span><text:span text:style-name="T83"><text:tab/></text:span><text:span text:style-name="T83"><text:tab/></text:span><text:span text:style-name="T79">&lt;</text:span><text:span text:style-name="T80">salt-source</text:span><text:span text:style-name="T81"> </text:span><text:span text:style-name="T82">user-property</text:span><text:span text:style-name="T83">=</text:span><text:span text:style-name="T84">"username"</text:span><text:span text:style-name="T79">/&gt;</text:span><text:span text:style-name="T83"><text:line-break/></text:span><text:span text:style-name="T83"> <text:s text:c="11"/></text:span><text:span text:style-name="T79">&lt;/</text:span><text:span text:style-name="T80">password-encoder</text:span><text:span text:style-name="T79">&gt;</text:span><text:span text:style-name="T83"> <text:s text:c="17"/></text:span><text:span text:style-name="T83"><text:line-break/></text:span><text:span text:style-name="T83"> <text:s text:c="3"/></text:span><text:span text:style-name="T83"><text:tab/></text:span><text:span text:style-name="T83"><text:tab/></text:span><text:span text:style-name="T79">&lt;/</text:span><text:span text:style-name="T80">authentication-provider</text:span><text:span text:style-name="T79">&gt;</text:span><text:span text:style-name="T83"><text:line-break/></text:span><text:span text:style-name="T83"><text:tab/></text:span><text:span text:style-name="T79">&lt;/</text:span><text:span text:style-name="T80">authentication-manager</text:span><text:span text:style-name="T79">&gt;</text:span></text:p>
            <text:p text:style-name="P4"><text:span text:style-name="T4"><text:line-break/></text:span><text:span text:style-name="T4"> <text:s text:c="2"/></text:span></text:p>
            <text:p><text:span text:style-name="T8"/></text:p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MS PGothic'" style:font-family-generic-complex="modern" style:font-pitch-complex="fixed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solid" draw:fill-color="#ffffff" draw:fill-image-name="bluelinesdark" draw:fill-image-width="0cm" draw:fill-image-height="0cm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solid" draw:fill-color="#ffffff" draw:fill-image-name="bluelinesdark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3H35M48S</meta:editing-duration>
    <meta:editing-cycles>310</meta:editing-cycles>
    <meta:generator>OpenOffice/4.1.1$Win32 OpenOffice.org_project/411m6$Build-9775</meta:generator>
    <dc:date>2015-06-06T18:25:52.75</dc:date>
    <meta:document-statistic meta:object-count="84"/>
  </office:meta>
</office:document-meta>
</file>